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4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5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7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8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body">
      <style:text-properties style:font-name="Times New Roman4" fo:font-size="12pt" officeooo:paragraph-rsid="0051f134" style:font-size-asian="12pt" style:font-size-complex="12pt"/>
    </style:style>
    <style:style style:name="P12" style:family="paragraph" style:parent-style-name="Thesis_5f_Heading1" style:list-style-name="" style:master-page-name="Thesis_5f_body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officeooo:rsid="00517bdb" style:font-style-asian="italic" style:font-style-complex="italic"/>
    </style:style>
    <style:style style:name="T6" style:family="text">
      <style:text-properties fo:color="#000000" fo:font-style="italic" officeooo:rsid="0051f134" style:font-style-asian="italic"/>
    </style:style>
    <style:style style:name="T7" style:family="text">
      <style:text-properties fo:color="#000000" fo:font-style="italic" fo:background-color="#ffff00" loext:char-shading-value="0" style:font-style-asian="italic" style:font-style-complex="italic"/>
    </style:style>
    <style:style style:name="T8" style:family="text">
      <style:text-properties fo:color="#000000" fo:background-color="#ffff00" loext:char-shading-value="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language="en" fo:country="US"/>
    </style:style>
    <style:style style:name="T11" style:family="text">
      <style:text-properties fo:color="#000000" fo:language="en" fo:country="US" fo:font-style="italic" style:font-style-asian="italic"/>
    </style:style>
    <style:style style:name="T12" style:family="text">
      <style:text-properties fo:color="#000000" fo:language="en" fo:country="US" fo:font-style="italic" officeooo:rsid="00517bdb" style:font-style-asian="italic" style:font-style-complex="italic"/>
    </style:style>
    <style:style style:name="T13" style:family="text">
      <style:text-properties fo:color="#000000" fo:language="en" fo:country="US" fo:font-style="italic" officeooo:rsid="0051f134" style:font-style-asian="italic"/>
    </style:style>
    <style:style style:name="T14" style:family="text">
      <style:text-properties fo:color="#000000" officeooo:rsid="00517bdb"/>
    </style:style>
    <style:style style:name="T15" style:family="text">
      <style:text-properties fo:color="#800000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990000"/>
    </style:style>
    <style:style style:name="T19" style:family="text">
      <style:text-properties fo:language="en" fo:country="US"/>
    </style:style>
    <style:style style:name="T20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Приложение <text:span text:style-name="T20">1. Списък на макрозообентосните видове, установени в рамките на изследването (2012-2014 г.)</text:span></text:p>
      <text:p text:style-name="P3"/>
      <text:p text:style-name="P3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5">Подразред Aphroditiformia</text:span></text:p>
      <text:p text:style-name="P2"><text:span text:style-name="T15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5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5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5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5">Подразред Nereidiformia</text:span></text:p>
      <text:p text:style-name="P5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oft-page-break/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6">Syllis hyalina</text:span> Grube, 1863</text:p>
      <text:p text:style-name="P2"><text:tab/><text:tab/><text:tab/><text:tab/><text:span text:style-name="T15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6">Nephtys kersivalensis</text:span> McIntosh, 1908</text:p>
      <text:p text:style-name="P2"><text:tab/><text:tab/><text:tab/><text:tab/><text:span text:style-name="T15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7">Genetyllis tuberculata </text:span><text:span text:style-name="T8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5"><text:tab/><text:tab/>Подклас Polychaeta incertae sedis</text:p>
      <text:p text:style-name="P5"><text:span text:style-name="T17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5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5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5">Инфраклас Canalipalpata</text:span></text:p>
      <text:p text:style-name="P5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5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soft-page-break/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5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5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5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5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5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5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3">Тип Arthropoda</text:p>
      <text:p text:style-name="P2"><text:tab/><text:span text:style-name="T15">Подтип Chelicerata</text:span></text:p>
      <text:p text:style-name="P2"><text:tab/><text:span text:style-name="T9">Клас Arachnida</text:span></text:p>
      <text:p text:style-name="P2"><text:tab/><text:tab/>Подклас Acari</text:p>
      <text:p text:style-name="P2"><text:tab/><text:tab/><text:tab/><text:tab/><text:tab/>Acari g.sp.</text:p>
      <text:p text:style-name="P7"><text:tab/>Подтип Crustacea</text:p>
      <text:p text:style-name="P2"><text:tab/><text:span text:style-name="T1">Клас Malacostraca</text:span></text:p>
      <text:p text:style-name="P5"><text:tab/><text:tab/>Подклас Eumalacostraca</text:p>
      <text:p text:style-name="P2"><text:span text:style-name="T2"><text:tab/><text:tab/><text:tab/></text:span><text:span text:style-name="T15">Надразред Eucarida</text:span></text:p>
      <text:p text:style-name="P5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5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5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5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oft-page-break/><text:span text:style-name="T2"><text:tab/><text:tab/><text:tab/><text:tab/></text:span><text:span text:style-name="T15">Decapoda larvae</text:span></text:p>
      <text:p text:style-name="P2"><text:span text:style-name="T2"><text:tab/><text:tab/><text:tab/></text:span><text:span text:style-name="T15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5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5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5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5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5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5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5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5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5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5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5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5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5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5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5"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oft-page-break/><text:span text:style-name="T2"><text:tab/><text:tab/><text:tab/><text:tab/><text:tab/></text:span><text:span text:style-name="T3">Eurydice pontica</text:span><text:span text:style-name="T2"> Czerniavsky, 1868</text:span></text:p>
      <text:p text:style-name="P5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5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5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5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5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5"><text:tab/><text:tab/><text:tab/>Разред Sessilia</text:p>
      <text:p text:style-name="P5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8">Подтип Hexapoda</text:span></text:p>
      <text:p text:style-name="P2"><text:tab/><text:span text:style-name="T9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3">Тип Chordata</text:p>
      <text:p text:style-name="P2"><text:tab/><text:span text:style-name="T18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8">Подтип Vertebrata</text:span></text:p>
      <text:p text:style-name="P8"><text:tab/>Надклас Pisces</text:p>
      <text:p text:style-name="P7"><text:tab/><text:tab/><text:tab/><text:tab/><text:tab/>Pisces larvae</text:p>
      <text:p text:style-name="P2"><text:tab/><text:tab/><text:tab/><text:tab/><text:tab/></text:p>
      <text:p text:style-name="P3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3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3"><text:soft-page-break/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9">Cardiida</text:span></text:p>
      <text:p text:style-name="P2"><text:span text:style-name="T19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5"><text:span text:style-name="T17"><text:tab/><text:tab/><text:tab/><text:tab/><text:tab/>Abra prismatica </text:span>(Montagu, 1808)</text:p>
      <text:p text:style-name="P2"><text:tab/><text:tab/><text:tab/><text:tab/><text:tab/><text:span text:style-name="T17">Abra segmentum</text:span> (Récluz, 1843)</text:p>
      <text:p text:style-name="P2"><text:span text:style-name="T19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9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10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9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11">orbiculatus </text:span><text:span text:style-name="T10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10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6"/>
      <text:p text:style-name="P2"><text:span text:style-name="T10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9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oft-page-break/><text:span text:style-name="T10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4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5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5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5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5"><text:tab/><text:tab/><text:tab/>Разред Neogastropoda</text:p>
      <text:p text:style-name="P5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5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11"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11">Tritia</text:span><text:span text:style-name="T3"> pellucida</text:span><text:span text:style-name="T2"> </text:span><text:span text:style-name="T10">(</text:span><text:span text:style-name="T2">Risso, 1826</text:span><text:span text:style-name="T10">)</text:span></text:p>
      <text:p text:style-name="P11"><text:span text:style-name="T10"><text:tab/><text:tab/><text:tab/><text:tab/><text:tab/></text:span><text:span text:style-name="T12">Tritia</text:span><text:span text:style-name="T11"> reticulat</text:span><text:span text:style-name="T13">a</text:span><text:span text:style-name="T10"> (Linnaeus, 1758)</text:span></text:p>
      <text:p text:style-name="P5"><text:tab/><text:tab/>Подклас Heterobranchia</text:p>
      <text:p text:style-name="P5"><text:tab/><text:tab/><text:tab/>Разред Cephalaspidea</text:p>
      <text:p text:style-name="P5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8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5"><text:tab/><text:tab/>Подклас Vetigastropoda</text:p>
      <text:p text:style-name="P5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5"><text:tab/><text:tab/><text:tab/><text:tab/>Семейство Trochidae</text:p>
      <text:p text:style-name="P2"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soft-page-break/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3">Тип Nemertea</text:p>
      <text:p text:style-name="P2"><text:tab/><text:tab/><text:tab/><text:tab/><text:tab/>Nemertea g.sp.</text:p>
      <text:p text:style-name="P2"/>
      <text:p text:style-name="P3">Тип Phoronida</text:p>
      <text:p text:style-name="P2"><text:tab/><text:tab/><text:tab/><text:tab/><text:tab/>Phoronida g.sp.</text:p>
      <text:p text:style-name="P2"/>
      <text:p text:style-name="P3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50M50S</meta:editing-duration>
    <meta:editing-cycles>9</meta:editing-cycles>
    <meta:generator>LibreOffice/5.3.2.2$Linux_X86_64 LibreOffice_project/6cd4f1ef626f15116896b1d8e1398b56da0d0ee1</meta:generator>
    <meta:initial-creator>K</meta:initial-creator>
    <dc:date>2017-10-26T12:33:26.176864539</dc:date>
    <meta:document-statistic meta:table-count="0" meta:image-count="0" meta:object-count="0" meta:page-count="8" meta:paragraph-count="322" meta:word-count="984" meta:character-count="9768" meta:non-whitespace-character-count="7797"/>
    <meta:template xlink:type="simple" xlink:actuate="onRequest" xlink:title="thesis_styles" xlink:href="../../../../../../../../../home/eti/Templates/thesis_styles.ott" meta:date="2017-10-05T12:11:10.535149868"/>
  </office:meta>
</office:document-meta>
</file>